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14e5c" officeooo:paragraph-rsid="00114e5c" style:font-size-asian="12pt" style:font-weight-asian="normal" style:font-size-complex="12pt" style:font-weight-complex="normal"/>
    </style:style>
    <style:style style:name="P2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style:font-name="Times New Roman" fo:font-size="12pt" fo:font-weight="normal" officeooo:rsid="00114e5c" officeooo:paragraph-rsid="00201443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style:font-name="Times New Roman" fo:font-size="12pt" fo:font-weight="normal" officeooo:rsid="001929c2" officeooo:paragraph-rsid="001929c2" style:font-size-asian="12pt" style:font-weight-asian="normal" style:font-size-complex="12pt" style:font-weight-complex="normal"/>
    </style:style>
    <style:style style:name="P4" style:family="paragraph" style:parent-style-name="Standard" style:list-style-name="L6">
      <style:paragraph-properties fo:margin-left="3.752cm" fo:margin-right="0cm" fo:text-align="start" style:justify-single-word="false" fo:text-indent="-0.635cm" style:auto-text-indent="false">
        <style:tab-stops/>
      </style:paragraph-properties>
      <style:text-properties style:font-name="Times New Roman" fo:font-size="12pt" fo:font-weight="normal" officeooo:rsid="00115e89" officeooo:paragraph-rsid="00115e89" style:font-size-asian="12pt" style:font-weight-asian="normal" style:font-size-complex="12pt" style:font-weight-complex="normal"/>
    </style:style>
    <style:style style:name="P5" style:family="paragraph" style:parent-style-name="Standard" style:list-style-name="L6">
      <style:paragraph-properties fo:margin-left="3.752cm" fo:margin-right="0cm" fo:text-align="start" style:justify-single-word="false" fo:text-indent="-0.635cm" style:auto-text-indent="false">
        <style:tab-stops/>
      </style:paragraph-properties>
      <style:text-properties style:font-name="Times New Roman" fo:font-size="12pt" fo:font-weight="normal" officeooo:rsid="0019a7be" officeooo:paragraph-rsid="0019a7be" style:font-size-asian="12pt" style:font-weight-asian="normal" style:font-size-complex="12pt" style:font-weight-complex="normal"/>
    </style:style>
    <style:style style:name="P6" style:family="paragraph" style:parent-style-name="Standard" style:list-style-name="L6">
      <style:paragraph-properties fo:margin-left="3.752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1737c7" style:font-size-asian="12pt" style:font-weight-asian="normal" style:font-size-complex="12pt" style:font-weight-complex="normal"/>
    </style:style>
    <style:style style:name="P7" style:family="paragraph" style:parent-style-name="Standard" style:list-style-name="L6">
      <style:paragraph-properties fo:margin-left="5.002cm" fo:margin-right="0cm" fo:text-align="start" style:justify-single-word="false" fo:text-indent="-0.635cm" style:auto-text-indent="false">
        <style:tab-stops/>
      </style:paragraph-properties>
      <style:text-properties style:font-name="Times New Roman" fo:font-size="12pt" fo:font-weight="normal" officeooo:rsid="0019a7be" officeooo:paragraph-rsid="0019a7be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left="3.752cm" fo:margin-right="0cm" fo:margin-top="0cm" fo:margin-bottom="0.159cm" style:contextual-spacing="false" style:line-height-at-least="0.45cm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officeooo:rsid="001929c2" officeooo:paragraph-rsid="001929c2" style:font-size-asian="12pt" style:font-weight-asian="normal" style:font-size-complex="12pt" style:font-weight-complex="normal"/>
    </style:style>
    <style:style style:name="P9" style:family="paragraph" style:parent-style-name="Text_20_body" style:list-style-name="L4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officeooo:rsid="001929c2" officeooo:paragraph-rsid="0023c77f" style:font-size-asian="12pt" style:font-weight-asian="normal" style:font-size-complex="12pt" style:font-weight-complex="normal"/>
    </style:style>
    <style:style style:name="P10" style:family="paragraph" style:parent-style-name="Text_20_body" style:list-style-name="L4">
      <style:paragraph-properties fo:margin-top="0cm" fo:margin-bottom="0.159cm" style:contextual-spacing="false" style:line-height-at-least="0.45cm" fo:text-align="start" style:justify-single-word="false" fo:orphans="2" fo:widows="2" fo:padding="0cm" fo:border="none"/>
      <style:text-properties fo:font-variant="normal" fo:text-transform="none" fo:color="#222222" style:font-name="Times New Roman" fo:font-size="12pt" fo:letter-spacing="normal" fo:font-style="normal" fo:font-weight="normal" officeooo:rsid="001929c2" officeooo:paragraph-rsid="0023c77f" style:font-size-asian="12pt" style:font-weight-asian="normal" style:font-size-complex="12pt" style:font-weight-complex="normal"/>
    </style:style>
    <style:style style:name="P11" style:family="paragraph" style:parent-style-name="Text_20_body" style:list-style-name="L7">
      <style:paragraph-properties fo:margin-left="3.752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222222" style:font-name="Times New Roman" fo:font-size="12pt" fo:letter-spacing="normal" fo:font-style="normal" fo:font-weight="normal" officeooo:rsid="00114e5c" officeooo:paragraph-rsid="00114e5c" style:font-size-asian="12pt" style:font-weight-asian="normal" style:font-size-complex="12pt" style:font-weight-complex="normal"/>
    </style:style>
    <style:style style:name="P12" style:family="paragraph" style:parent-style-name="Text_20_body" style:list-style-name="L6">
      <style:paragraph-properties fo:margin-left="3.752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115e89" officeooo:paragraph-rsid="00115e89" style:font-size-asian="12pt" style:font-weight-asian="normal" style:font-size-complex="12pt" style:font-weight-complex="normal"/>
    </style:style>
    <style:style style:name="P13" style:family="paragraph" style:parent-style-name="Text_20_body" style:list-style-name="L6">
      <style:paragraph-properties fo:margin-left="3.752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115e89" style:font-size-asian="12pt" style:font-weight-asian="normal" style:font-size-complex="12pt" style:font-weight-complex="normal"/>
    </style:style>
    <style:style style:name="P14" style:family="paragraph" style:parent-style-name="Text_20_body" style:list-style-name="L6">
      <style:paragraph-properties fo:margin-left="3.752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1d9bb5" style:font-size-asian="12pt" style:font-weight-asian="normal" style:font-size-complex="12pt" style:font-weight-complex="normal"/>
    </style:style>
    <style:style style:name="P15" style:family="paragraph" style:parent-style-name="Text_20_body" style:list-style-name="L7">
      <style:paragraph-properties fo:margin-left="3.752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6" style:family="paragraph" style:parent-style-name="Text_20_body" style:list-style-name="L7">
      <style:paragraph-properties fo:margin-left="3.752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officeooo:rsid="00161c99" officeooo:paragraph-rsid="00161c99" style:font-size-asian="12pt" style:font-weight-asian="normal" style:font-size-complex="12pt" style:font-weight-complex="normal"/>
    </style:style>
    <style:style style:name="P17" style:family="paragraph" style:parent-style-name="Text_20_body" style:list-style-name="L7">
      <style:paragraph-properties fo:margin-left="3.752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officeooo:rsid="001929c2" officeooo:paragraph-rsid="001929c2" style:font-size-asian="12pt" style:font-weight-asian="normal" style:font-size-complex="12pt" style:font-weight-complex="normal"/>
    </style:style>
    <style:style style:name="P18" style:family="paragraph" style:parent-style-name="Text_20_body" style:list-style-name="L6">
      <style:paragraph-properties fo:margin-left="5.002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19a7be" officeooo:paragraph-rsid="0019a7be" style:font-size-asian="12pt" style:font-weight-asian="normal" style:font-size-complex="12pt" style:font-weight-complex="normal"/>
    </style:style>
    <style:style style:name="P19" style:family="paragraph" style:parent-style-name="Text_20_body" style:list-style-name="L6">
      <style:paragraph-properties fo:margin-left="5.002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19bf04" officeooo:paragraph-rsid="0019bf04" style:font-size-asian="12pt" style:font-weight-asian="normal" style:font-size-complex="12pt" style:font-weight-complex="normal"/>
    </style:style>
    <style:style style:name="P20" style:family="paragraph" style:parent-style-name="Text_20_body" style:list-style-name="L6">
      <style:paragraph-properties fo:margin-left="5.002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1d9bb5" officeooo:paragraph-rsid="001d9bb5" style:font-size-asian="12pt" style:font-weight-asian="normal" style:font-size-complex="12pt" style:font-weight-complex="normal"/>
    </style:style>
    <style:style style:name="P21" style:family="paragraph" style:parent-style-name="Text_20_body" style:list-style-name="L6">
      <style:paragraph-properties fo:margin-left="5.002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1d9bb5" style:font-size-asian="12pt" style:font-weight-asian="normal" style:font-size-complex="12pt" style:font-weight-complex="normal"/>
    </style:style>
    <style:style style:name="T1" style:family="text">
      <style:text-properties officeooo:rsid="0014fbdb"/>
    </style:style>
    <style:style style:name="T2" style:family="text">
      <style:text-properties officeooo:rsid="00115e89"/>
    </style:style>
    <style:style style:name="T3" style:family="text">
      <style:text-properties officeooo:rsid="001929c2"/>
    </style:style>
    <style:style style:name="T4" style:family="text">
      <style:text-properties fo:font-weight="normal" officeooo:rsid="00115e89" style:font-weight-asian="normal" style:font-weight-complex="normal"/>
    </style:style>
    <style:style style:name="T5" style:family="text">
      <style:text-properties fo:font-weight="normal" officeooo:rsid="001737c7" style:font-weight-asian="normal" style:font-weight-complex="normal"/>
    </style:style>
    <style:style style:name="T6" style:family="text">
      <style:text-properties fo:font-weight="normal" officeooo:rsid="0019bf04" style:font-weight-asian="normal" style:font-weight-complex="normal"/>
    </style:style>
    <style:style style:name="T7" style:family="text">
      <style:text-properties fo:font-weight="normal" officeooo:rsid="001d9bb5" style:font-weight-asian="normal" style:font-weight-complex="normal"/>
    </style:style>
    <style:style style:name="T8" style:family="text">
      <style:text-properties fo:font-weight="normal" officeooo:rsid="001e3b2e" style:font-weight-asian="normal" style:font-weight-complex="normal"/>
    </style:style>
    <style:style style:name="T9" style:family="text">
      <style:text-properties fo:font-weight="normal" officeooo:rsid="00201443" style:font-weight-asian="normal" style:font-weight-complex="normal"/>
    </style:style>
    <style:style style:name="T10" style:family="text">
      <style:text-properties fo:font-weight="normal" officeooo:rsid="00210c6a" style:font-weight-asian="normal" style:font-weight-complex="normal"/>
    </style:style>
    <style:style style:name="T11" style:family="text">
      <style:text-properties officeooo:rsid="0019bf04"/>
    </style:style>
    <style:style style:name="T12" style:family="text">
      <style:text-properties officeooo:rsid="001e3b2e"/>
    </style:style>
    <style:style style:name="T13" style:family="text">
      <style:text-properties fo:font-variant="normal" fo:text-transform="none" fo:color="#000000" fo:letter-spacing="normal" fo:font-style="normal" fo:font-weight="normal" officeooo:rsid="00115e89" style:font-weight-asian="normal" style:font-weight-complex="normal"/>
    </style:style>
    <style:style style:name="T14" style:family="text">
      <style:text-properties officeooo:rsid="00201443"/>
    </style:style>
    <style:style style:name="T15" style:family="text">
      <style:text-properties officeooo:rsid="00210c6a"/>
    </style:style>
    <style:style style:name="T16" style:family="text">
      <style:text-properties officeooo:rsid="0021ca01"/>
    </style:style>
    <style:style style:name="T17" style:family="text">
      <style:text-properties officeooo:rsid="00227939"/>
    </style:style>
    <style:style style:name="T18" style:family="text">
      <style:text-properties officeooo:rsid="0023c7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Attori</text:h>
      <text:list xml:id="list40602108" text:style-name="L1">
        <text:list-item>
          <text:p text:style-name="P1">Genitore</text:p>
          <text:p text:style-name="P2"><text:span text:style-name="T3">Utente che effettua l'iscrizione del figlio all'asilo. Egli accede al sistema per compilare il modulo di iscrizione all'asilo, consult</text:span><text:span text:style-name="T11">a</text:span><text:span text:style-name="T3"> lo stato della domanda di iscrizione e se quest'ultima è andata a buon fine potrà visualizzare lo stato dei pagamenti della retta e modificare i servizi assegnati a suo figlio. Potrà inoltre visualizzare i programmi </text:span><text:span text:style-name="T14">educativi <text:s/>ed effettuare o ricevere </text:span><text:span text:style-name="T3">eventuali comunicazioni dalle educatrici, </text:span><text:span text:style-name="T14">personale della segreteria e dal c</text:span><text:span text:style-name="Strong_20_Emphasis"><text:span text:style-name="T13">oordinatore psico-pedagogico.</text:span></text:span></text:p>
          <text:p text:style-name="P3">I genitori si dividono in diverse categorie:</text:p>
        </text:list-item>
      </text:list>
      <text:list xml:id="list40613607" text:style-name="L7">
        <text:list-item>
          <text:p text:style-name="P11">Personale docente e ricercatore</text:p>
        </text:list-item>
        <text:list-item>
          <text:p text:style-name="P15">Personale tecnico-amministrativo di ruolo</text:p>
        </text:list-item>
        <text:list-item>
          <text:p text:style-name="P15">Titolari di assegno di ricerca</text:p>
        </text:list-item>
        <text:list-item>
          <text:p text:style-name="P15">Titolari di contratto a tempo determinato</text:p>
        </text:list-item>
        <text:list-item>
          <text:p text:style-name="P15">Dottorandi</text:p>
        </text:list-item>
        <text:list-item>
          <text:p text:style-name="P15">Titolari di borsa di studio post Laurea o Post doc.</text:p>
        </text:list-item>
        <text:list-item>
          <text:p text:style-name="P16">Studenti</text:p>
        </text:list-item>
        <text:list-item>
          <text:p text:style-name="P17">Residenti nel comune di Fisciano</text:p>
        </text:list-item>
        <text:list-item>
          <text:p text:style-name="P17">Altro</text:p>
        </text:list-item>
      </text:list>
      <text:p text:style-name="P8"/>
      <text:list xml:id="list40608991" text:style-name="L4">
        <text:list-item>
          <text:p text:style-name="P10"><text:span text:style-name="T18">Personale asilo</text:span></text:p>
          <text:p text:style-name="P9"><text:span text:style-name="T18">Il personale si divide nelle seguenti categorie:</text:span></text:p>
        </text:list-item>
      </text:list>
      <text:list xml:id="list40594058" text:style-name="L6">
        <text:list-item>
          <text:p text:style-name="P4">Rappresentante commissione formazione graduatoria <text:span text:style-name="T16">e classi</text:span></text:p>
          <text:p text:style-name="P7">Accede al sistema per visualizzare i dati delle persone che <text:span text:style-name="T16">hanno</text:span> effettuato domanda di iscrizione per i propri figli, pubblic<text:span text:style-name="T15">a</text:span> la graduatoria degli iscritti all'asilo <text:span text:style-name="T16">e forma le classi a cui associa del personale proposto a funzioni educative.</text:span></text:p>
          <text:p text:style-name="P5"/>
        </text:list-item>
        <text:list-item>
          <text:p text:style-name="P12">Personale preposto a funzioni educative</text:p>
          <text:p text:style-name="P18">Accede al sistema per mandare comunicazioni e visualizzare dati dei genitori degli iscritti all'asilo.</text:p>
        </text:list-item>
        <text:list-item>
          <text:p text:style-name="P13"><text:span text:style-name="T1">Impiegato</text:span><text:span text:style-name="T2"> </text:span><text:span text:style-name="T1">segreteria</text:span></text:p>
          <text:p text:style-name="P19">Accede al sistema per inserire <text:span text:style-name="T16">dati, </text:span><text:span text:style-name="T17">modificare dati degli iscritti all'asilo e personale docente e può </text:span><text:span text:style-name="T16">inviare richieste di</text:span> modifica o cancella<text:span text:style-name="T16">zioni</text:span> <text:span text:style-name="T16">d</text:span>i dati de<text:span text:style-name="T17">lle altre tipologie di utenti</text:span> del sistema <text:span text:style-name="T16">al delegato del rettore. E'</text:span> in grado di inviare e ricevere comunicazioni da<text:span text:style-name="T16">gli utenti del sistema.</text:span></text:p>
        </text:list-item>
        <text:list-item>
          <text:p text:style-name="P13"><text:span text:style-name="Strong_20_Emphasis"><text:span text:style-name="T4">Coordinatore psico-pedagogico</text:span></text:span><text:span text:style-name="T2"> </text:span></text:p>
          <text:p text:style-name="P20">Accede al sistema per ricevere ed effettuare comunicazioni con <text:span text:style-name="T12">l'impiegato della segreteria, responsabile scientifico dell'asilo nido e delegato del rettore. </text:span><text:span text:style-name="T15">Gestisce le varie tipologie di servizi offerti. Gestisce il progetto educativo</text:span></text:p>
        </text:list-item>
        <text:list-item>
          <text:p text:style-name="P13"><text:span text:style-name="Strong_20_Emphasis"><text:span text:style-name="T4">Responsabile Scientifico dell'Asilo Nido</text:span></text:span></text:p>
          <text:p text:style-name="P21"><text:soft-page-break/><text:span text:style-name="Strong_20_Emphasis"><text:span text:style-name="T7">Accede al sistema per ricevere ed effettuare comunicazioni </text:span></text:span><text:span text:style-name="Strong_20_Emphasis"><text:span text:style-name="T8">tutti gli utenti del sistema. </text:span></text:span><text:span text:style-name="Strong_20_Emphasis"><text:span text:style-name="T10">Definisce e gestisce il</text:span></text:span><text:span text:style-name="Strong_20_Emphasis"><text:span text:style-name="T8"> </text:span></text:span><text:span text:style-name="Strong_20_Emphasis"><text:span text:style-name="T10">progetto educativo </text:span></text:span><text:span text:style-name="Strong_20_Emphasis"><text:span text:style-name="T9">e si occupa della gestione dei tirocinanti.</text:span></text:span></text:p>
          <text:p text:style-name="P14"><text:span text:style-name="Strong_20_Emphasis"><text:span text:style-name="T7"/></text:span></text:p>
        </text:list-item>
        <text:list-item>
          <text:p text:style-name="P6"><text:span text:style-name="Strong_20_Emphasis"><text:span text:style-name="T5">Delegato del rettore</text:span></text:span></text:p>
          <text:p text:style-name="P21"><text:span text:style-name="Strong_20_Emphasis"><text:span text:style-name="T7">Può</text:span></text:span><text:span text:style-name="Strong_20_Emphasis"><text:span text:style-name="T6"> inserire, modificare o cancellare i dati degli utenti del sistema ed è in grado di inviare e ricevere comunicazioni da quest'ultimi. </text:span></text:span><text:span text:style-name="Strong_20_Emphasis"><text:span text:style-name="T7">Può effettuare tutte le tipologie di </text:span></text:span><text:span text:style-name="Strong_20_Emphasis"><text:span text:style-name="T7">operazioni </text:span></text:span><text:span text:style-name="Strong_20_Emphasis"><text:span text:style-name="T10">possibili del sistema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33:37</meta:creation-date>
    <dc:date>2012-10-21T20:51:07.17</dc:date>
    <meta:editing-duration>PT21M35S</meta:editing-duration>
    <meta:editing-cycles>10</meta:editing-cycles>
    <meta:document-statistic meta:table-count="0" meta:image-count="0" meta:object-count="0" meta:page-count="2" meta:paragraph-count="27" meta:word-count="361" meta:character-count="2368" meta:non-whitespace-character-count="2058"/>
  </office:meta>
</office:document-meta>
</file>